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  <manifest:file-entry manifest:full-path="meta.xml" manifest:media-type="text/xml"/>
  <manifest:file-entry manifest:full-path="Pictures/10000201000000DE0000008CFCB22F47.png" manifest:media-type="image/png"/>
  <manifest:file-entry manifest:full-path="Pictures/10000201000000CA000000E7D9749488.png" manifest:media-type="image/png"/>
  <manifest:file-entry manifest:full-path="Pictures/10000201000001D60000033CE8323A29.png" manifest:media-type="image/png"/>
  <manifest:file-entry manifest:full-path="Pictures/10000201000000A9000000E5B74D7BB0.png" manifest:media-type="image/png"/>
  <manifest:file-entry manifest:full-path="styles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fr1" style:family="graphic" style:parent-style-name="Graphics">
      <style:graphic-properties style:vertical-pos="from-top" style:vertical-rel="paragraph" style:horizontal-pos="from-left" style:horizontal-rel="paragraph" style:shadow="none" draw:shadow-opacity="100%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2" draw:name="Immagine4" text:anchor-type="paragraph" svg:x="14.543cm" svg:y="5.352cm" svg:width="5.371cm" svg:height="6.604cm" draw:z-index="2"><draw:image xlink:href="Pictures/10000201000000A9000000E5B74D7BB0.png" xlink:type="simple" xlink:show="embed" xlink:actuate="onLoad"/></draw:frame><draw:frame draw:style-name="fr2" draw:name="Immagine1" text:anchor-type="paragraph" svg:x="8.643cm" svg:y="0.226cm" svg:width="5.874cm" svg:height="3.704cm" draw:z-index="1"><draw:image xlink:href="Pictures/10000201000000DE0000008CFCB22F47.png" xlink:type="simple" xlink:show="embed" xlink:actuate="onLoad"/></draw:frame><draw:frame draw:style-name="fr1" draw:name="Immagine2" text:anchor-type="paragraph" svg:x="0.349cm" svg:y="0cm" svg:width="15.598cm" svg:height="23.85cm" draw:z-index="0"><draw:image xlink:href="Pictures/10000201000001D60000033CE8323A29.png" xlink:type="simple" xlink:show="embed" xlink:actuate="onLoad"/></draw:frame><draw:frame draw:style-name="fr2" draw:name="Immagine3" text:anchor-type="paragraph" svg:x="13.672cm" svg:y="14.483cm" svg:width="6.119cm" svg:height="7.082cm" draw:z-index="3"><draw:image xlink:href="Pictures/10000201000000CA000000E7D9749488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css3t="http://www.w3.org/TR/css3-text/" office:version="1.2">
  <office:font-face-decls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it" fo:country="IT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1.087cm" fo:margin-right="1.205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5-02-28T12:08:13.171961325</meta:creation-date>
    <meta:print-date>2015-02-28T12:14:59.525237118</meta:print-date>
    <dc:date>2015-02-28T12:18:48.544059664</dc:date>
    <meta:editing-duration>P0D</meta:editing-duration>
    <meta:editing-cycles>1</meta:editing-cycles>
    <meta:document-statistic meta:table-count="0" meta:image-count="4" meta:object-count="0" meta:page-count="1" meta:paragraph-count="0" meta:word-count="0" meta:character-count="0" meta:non-whitespace-character-count="0"/>
    <meta:generator>LibreOffice/4.2.7.2$Linux_X86_64 LibreOffice_project/420m0$Build-2</meta:generator>
  </office:meta>
</office:document-meta>
</file>